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138in"/>
    </style:style>
    <style:style style:name="co3" style:family="table-column">
      <style:table-column-properties fo:break-before="auto" style:column-width="0.2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Default"/>
        <table:table-column table:style-name="co1" table:number-columns-repeated="3" table:default-cell-style-name="ce1"/>
        <table:table-column table:style-name="co3" table:default-cell-style-name="Default"/>
        <table:table-column table:style-name="co1" table:number-columns-repeated="3" table:default-cell-style-name="ce1"/>
        <table:table-column table:style-name="co3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cos(A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sin<text:span text:style-name="T1">(</text:span>A<text:span text:style-name="T1">)</text:span>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cos(A)</text:p>
          </table:table-cell>
          <table:table-cell office:value-type="string" calcext:value-type="string">
            <text:p>-sin<text:span text:style-name="T1">(</text:span>A<text:span text:style-name="T1">)</text:span>sin(B)</text:p>
          </table:table-cell>
          <table:table-cell office:value-type="string" calcext:value-type="string">
            <text:p>-sin(A)cos<text:span text:style-name="T1">(</text:span>B<text:span text:style-name="T1">)</text:span></text:p>
          </table:table-cell>
          <table:table-cell/>
          <table:table-cell office:value-type="string" calcext:value-type="string">
            <text:p>cos(A)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sin<text:span text:style-name="T1">(</text:span>A<text:span text:style-name="T1">)</text:span>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cos(B)</text:p>
          </table:table-cell>
          <table:table-cell office:value-type="string" calcext:value-type="string">
            <text:p>-sin<text:span text:style-name="T1">(</text:span>B<text:span text:style-name="T1">)</text:span>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cos(B)</text:p>
          </table:table-cell>
          <table:table-cell office:value-type="string" calcext:value-type="string">
            <text:p>-sin<text:span text:style-name="T1">(</text:span>B<text:span text:style-name="T1">)</text:span></text:p>
          </table:table-cell>
          <table:table-cell/>
          <table:table-cell office:value-type="string" calcext:value-type="string">
            <text:p>-sin(A)sin<text:span text:style-name="T1">(</text:span>B<text:span text:style-name="T1">)</text:span></text:p>
          </table:table-cell>
          <table:table-cell office:value-type="string" calcext:value-type="string">
            <text:p>cos(B)</text:p>
          </table:table-cell>
          <table:table-cell office:value-type="string" calcext:value-type="string">
            <text:p>-cos(A)sin<text:span text:style-name="T1">(</text:span>B<text:span text:style-name="T1">)</text:span></text:p>
          </table:table-cell>
        </table:table-row>
        <table:table-row table:style-name="ro1">
          <table:table-cell office:value-type="string" calcext:value-type="string">
            <text:p>sin(A)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s(A)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sin(B)</text:p>
          </table:table-cell>
          <table:table-cell office:value-type="string" calcext:value-type="string">
            <text:p>cos(B)</text:p>
          </table:table-cell>
          <table:table-cell/>
          <table:table-cell office:value-type="string" calcext:value-type="string">
            <text:p>sin(A)</text:p>
          </table:table-cell>
          <table:table-cell office:value-type="string" calcext:value-type="string">
            <text:p>cos(A)sin(B)</text:p>
          </table:table-cell>
          <table:table-cell office:value-type="string" calcext:value-type="string">
            <text:p>cos(A)cos(B)</text:p>
          </table:table-cell>
          <table:table-cell/>
          <table:table-cell office:value-type="string" calcext:value-type="string">
            <text:p>sin(A)cos(B)</text:p>
          </table:table-cell>
          <table:table-cell table:number-columns-repeated="2"/>
        </table:table-row>
        <table:table-row table:style-name="ro1" table:number-rows-repeated="104857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position =</text:p>
          </table:table-cell>
          <table:table-cell office:value-type="float" office:value="864" calcext:value-type="float">
            <text:p>86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string" calcext:value-type="string" table:number-columns-spanned="3" table:number-rows-spanned="1">
            <text:p>Rotation Matrix 1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Rotation Matrix 2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otal Rotation Matrix</text:p>
          </table:table-cell>
          <table:covered-table-cell table:number-columns-repeated="2"/>
          <table:table-cell/>
          <table:table-cell office:value-type="string" calcext:value-type="string">
            <text:p>Center Vector</text:p>
          </table:table-cell>
          <table:table-cell/>
          <table:table-cell office:value-type="string" calcext:value-type="string">
            <text:p>Screen Vector</text:p>
          </table:table-cell>
        </table:table-row>
        <table:table-row table:style-name="ro1">
          <table:table-cell office:value-type="string" calcext:value-type="string">
            <text:p>size =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/>
          <table:table-cell table:formula="of:=COS([.$B$15])" office:value-type="float" office:value="0.999739685428562" calcext:value-type="float">
            <text:p>0.999739685428562</text:p>
          </table:table-cell>
          <table:table-cell office:value-type="float" office:value="0" calcext:value-type="float">
            <text:p>0</text:p>
          </table:table-cell>
          <table:table-cell table:formula="of:=-SIN([.$B$15])" office:value-type="float" office:value="0.0228158142348565" calcext:value-type="float">
            <text:p>0.02281581423485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2]*[.I2]+[.F2]*[.I3]+[.G2]*[.I4]" office:value-type="float" office:value="0.999739685428562" calcext:value-type="float">
            <text:p>0.999739685428562</text:p>
          </table:table-cell>
          <table:table-cell table:formula="of:=[.E2]*[.J2]+[.F2]*[.J3]+[.G2]*[.J4]" office:value-type="float" office:value="0" calcext:value-type="float">
            <text:p>0</text:p>
          </table:table-cell>
          <table:table-cell table:formula="of:=[.E2]*[.K2]+[.F2]*[.K3]+[.G2]*[.K4]" office:value-type="float" office:value="0.0228158142348565" calcext:value-type="float">
            <text:p>0.02281581423485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M2]*[.$Q$2]+[.N2]*[.$Q$3]+[.O2]*[.$Q$4]" office:value-type="float" office:value="-0.177762351461375" calcext:value-type="float">
            <text:p>-0.177762351461375</text:p>
          </table:table-cell>
        </table:table-row>
        <table:table-row table:style-name="ro1">
          <table:table-cell office:value-type="string" calcext:value-type="string">
            <text:p>fov = </text:p>
          </table:table-cell>
          <table:table-cell office:value-type="float" office:value="30" calcext:value-type="float">
            <text:p>30</text:p>
          </table:table-cell>
          <table:table-cell table:formula="of:=([.$B$3]/180)*PI()" office:value-type="float" office:value="0.523598775598299" calcext:value-type="float">
            <text:p>0.5235987755982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COS([.$C$15])" office:value-type="float" office:value="1" calcext:value-type="float">
            <text:p>1</text:p>
          </table:table-cell>
          <table:table-cell table:formula="of:=-SIN([.$C$15])" office:value-type="float" office:value="-0" calcext:value-type="float">
            <text:p>0</text:p>
          </table:table-cell>
          <table:table-cell/>
          <table:table-cell table:formula="of:=[.E3]*[.I2]+[.F3]*[.I3]+[.G3]*[.I4]" office:value-type="float" office:value="0" calcext:value-type="float">
            <text:p>0</text:p>
          </table:table-cell>
          <table:table-cell table:formula="of:=[.E3]*[.J2]+[.F3]*[.J3]+[.G3]*[.J4]" office:value-type="float" office:value="1" calcext:value-type="float">
            <text:p>1</text:p>
          </table:table-cell>
          <table:table-cell table:formula="of:=[.E3]*[.K2]+[.F3]*[.K3]+[.G3]*[.K4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M3]*[.$Q$2]+[.N3]*[.$Q$3]+[.O3]*[.$Q$4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SIN([.$B$15])" office:value-type="float" office:value="-0.0228158142348565" calcext:value-type="float">
            <text:p>-0.022815814234857</text:p>
          </table:table-cell>
          <table:table-cell office:value-type="float" office:value="0" calcext:value-type="float">
            <text:p>0</text:p>
          </table:table-cell>
          <table:table-cell table:formula="of:=COS([.$B$15])" office:value-type="float" office:value="0.999739685428562" calcext:value-type="float">
            <text:p>0.999739685428562</text:p>
          </table:table-cell>
          <table:table-cell/>
          <table:table-cell office:value-type="float" office:value="0" calcext:value-type="float">
            <text:p>0</text:p>
          </table:table-cell>
          <table:table-cell table:formula="of:=SIN([.$C$15])" office:value-type="float" office:value="0" calcext:value-type="float">
            <text:p>0</text:p>
          </table:table-cell>
          <table:table-cell table:formula="of:=COS([.$C$15])" office:value-type="float" office:value="1" calcext:value-type="float">
            <text:p>1</text:p>
          </table:table-cell>
          <table:table-cell/>
          <table:table-cell table:formula="of:=[.E4]*[.I2]+[.F4]*[.I3]+[.G4]*[.I4]" office:value-type="float" office:value="-0.0228158142348565" calcext:value-type="float">
            <text:p>-0.022815814234857</text:p>
          </table:table-cell>
          <table:table-cell table:formula="of:=[.E4]*[.J2]+[.F4]*[.J3]+[.G4]*[.J4]" office:value-type="float" office:value="0" calcext:value-type="float">
            <text:p>0</text:p>
          </table:table-cell>
          <table:table-cell table:formula="of:=[.E4]*[.K2]+[.F4]*[.K3]+[.G4]*[.K4]" office:value-type="float" office:value="0.999739685428562" calcext:value-type="float">
            <text:p>0.999739685428562</text:p>
          </table:table-cell>
          <table:table-cell/>
          <table:table-cell table:formula="of:=-[.$B$10]" office:value-type="float" office:value="-7.79119033980392" calcext:value-type="float">
            <text:p>-7.79119033980392</text:p>
          </table:table-cell>
          <table:table-cell/>
          <table:table-cell table:formula="of:=[.M4]*[.$Q$2]+[.N4]*[.$Q$3]+[.O4]*[.$Q$4]" office:value-type="float" office:value="-7.78916217942962" calcext:value-type="float">
            <text:p>-7.78916217942962</text:p>
          </table:table-cell>
        </table:table-row>
        <table:table-row table:style-name="ro1">
          <table:table-cell office:value-type="string" calcext:value-type="string">
            <text:p>screenMin = </text:p>
          </table:table-cell>
          <table:table-cell table:formula="of:=MIN([.$B$2];  [.$C$2])" office:value-type="float" office:value="1080" calcext:value-type="float">
            <text:p>10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pRight =</text:p>
          </table:table-cell>
          <table:table-cell table:formula="of:=[.B2]/[.$B$5]" office:value-type="float" office:value="1.77777777777778" calcext:value-type="float">
            <text:p>1.77777777777778</text:p>
          </table:table-cell>
          <table:table-cell table:formula="of:=[.C2]/[.$B$5]" office:value-type="float" office:value="1" calcext:value-type="float">
            <text:p>1</text:p>
          </table:table-cell>
          <table:table-cell/>
          <table:table-cell office:value-type="string" calcext:value-type="string" table:number-columns-spanned="3" table:number-rows-spanned="1">
            <text:p>Rotation Matrix 2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Rotation Matrix 1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Inverted Rotation Matrix</text:p>
          </table:table-cell>
          <table:covered-table-cell table:number-columns-repeated="2"/>
          <table:table-cell/>
          <table:table-cell office:value-type="string" calcext:value-type="string">
            <text:p>Center Vector</text:p>
          </table:table-cell>
          <table:table-cell/>
          <table:table-cell office:value-type="string" calcext:value-type="string">
            <text:p>Screen Vector</text:p>
          </table:table-cell>
        </table:table-row>
        <table:table-row table:style-name="ro1">
          <table:table-cell office:value-type="string" calcext:value-type="string">
            <text:p>viewSize =</text:p>
          </table:table-cell>
          <table:table-cell table:formula="of:=[.B6]*2" office:value-type="float" office:value="3.55555555555556" calcext:value-type="float">
            <text:p>3.55555555555556</text:p>
          </table:table-cell>
          <table:table-cell table:formula="of:=[.C6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S([.$B$15])" office:value-type="float" office:value="0.999739685428562" calcext:value-type="float">
            <text:p>0.999739685428562</text:p>
          </table:table-cell>
          <table:table-cell office:value-type="float" office:value="0" calcext:value-type="float">
            <text:p>0</text:p>
          </table:table-cell>
          <table:table-cell table:formula="of:=-SIN([.$B$15])" office:value-type="float" office:value="0.0228158142348565" calcext:value-type="float">
            <text:p>0.022815814234857</text:p>
          </table:table-cell>
          <table:table-cell/>
          <table:table-cell table:formula="of:=[.E7]*[.I7]+[.F7]*[.I8]+[.G7]*[.I9]" office:value-type="float" office:value="0.999739685428562" calcext:value-type="float">
            <text:p>0.999739685428562</text:p>
          </table:table-cell>
          <table:table-cell table:formula="of:=[.E7]*[.J7]+[.F7]*[.J8]+[.G7]*[.J9]" office:value-type="float" office:value="0" calcext:value-type="float">
            <text:p>0</text:p>
          </table:table-cell>
          <table:table-cell table:formula="of:=[.E7]*[.K7]+[.F7]*[.K8]+[.G7]*[.K9]" office:value-type="float" office:value="0.0228158142348565" calcext:value-type="float">
            <text:p>0.02281581423485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M7]*[.$Q7]+[.N7]*[.$Q8]+[.O7]*[.$Q9]" office:value-type="float" office:value="-0.177762351461375" calcext:value-type="float">
            <text:p>-0.177762351461375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COS([.$C$15])" office:value-type="float" office:value="1" calcext:value-type="float">
            <text:p>1</text:p>
          </table:table-cell>
          <table:table-cell table:formula="of:=-SIN([.$C$15])" office:value-type="float" office:value="-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8]*[.I7]+[.F8]*[.I8]+[.G8]*[.I9]" office:value-type="float" office:value="0" calcext:value-type="float">
            <text:p>0</text:p>
          </table:table-cell>
          <table:table-cell table:formula="of:=[.E8]*[.J7]+[.F8]*[.J8]+[.G8]*[.J9]" office:value-type="float" office:value="1" calcext:value-type="float">
            <text:p>1</text:p>
          </table:table-cell>
          <table:table-cell table:formula="of:=[.E8]*[.K7]+[.F8]*[.K8]+[.G8]*[.K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M8]*[.$Q7]+[.N8]*[.$Q8]+[.O8]*[.$Q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gonal =</text:p>
          </table:table-cell>
          <table:table-cell table:formula="of:=SQRT([.$B7]*[.$B7] + [.$C7]*[.$C7])" office:value-type="float" office:value="4.07945772237463" calcext:value-type="float">
            <text:p>4.079457722374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SIN([.$C$15])" office:value-type="float" office:value="0" calcext:value-type="float">
            <text:p>0</text:p>
          </table:table-cell>
          <table:table-cell table:formula="of:=COS([.$C$15])" office:value-type="float" office:value="1" calcext:value-type="float">
            <text:p>1</text:p>
          </table:table-cell>
          <table:table-cell/>
          <table:table-cell table:formula="of:=SIN([.$B$15])" office:value-type="float" office:value="-0.0228158142348565" calcext:value-type="float">
            <text:p>-0.022815814234857</text:p>
          </table:table-cell>
          <table:table-cell office:value-type="float" office:value="0" calcext:value-type="float">
            <text:p>0</text:p>
          </table:table-cell>
          <table:table-cell table:formula="of:=COS([.$B$15])" office:value-type="float" office:value="0.999739685428562" calcext:value-type="float">
            <text:p>0.999739685428562</text:p>
          </table:table-cell>
          <table:table-cell/>
          <table:table-cell table:formula="of:=[.E9]*[.I7]+[.F9]*[.I8]+[.G9]*[.I9]" office:value-type="float" office:value="-0.0228158142348565" calcext:value-type="float">
            <text:p>-0.022815814234857</text:p>
          </table:table-cell>
          <table:table-cell table:formula="of:=[.E9]*[.J7]+[.F9]*[.J8]+[.G9]*[.J9]" office:value-type="float" office:value="0" calcext:value-type="float">
            <text:p>0</text:p>
          </table:table-cell>
          <table:table-cell table:formula="of:=[.E9]*[.K7]+[.F9]*[.K8]+[.G9]*[.K9]" office:value-type="float" office:value="0.999739685428562" calcext:value-type="float">
            <text:p>0.999739685428562</text:p>
          </table:table-cell>
          <table:table-cell/>
          <table:table-cell table:formula="of:=-[.$B$10]" office:value-type="float" office:value="-7.79119033980392" calcext:value-type="float">
            <text:p>-7.79119033980392</text:p>
          </table:table-cell>
          <table:table-cell/>
          <table:table-cell table:formula="of:=[.M9]*[.$Q7]+[.N9]*[.$Q8]+[.O9]*[.$Q9]" office:value-type="float" office:value="-7.78916217942962" calcext:value-type="float">
            <text:p>-7.78916217942962</text:p>
          </table:table-cell>
        </table:table-row>
        <table:table-row table:style-name="ro1">
          <table:table-cell office:value-type="string" calcext:value-type="string">
            <text:p>radius = </text:p>
          </table:table-cell>
          <table:table-cell table:formula="of:=[.$B$9]/[.$C$3]" office:value-type="float" office:value="7.79119033980392" calcext:value-type="float">
            <text:p>7.79119033980392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 table:number-columns-spanned="3" table:number-rows-spanned="1">
            <text:p>Rotation X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Rotation Y</text:p>
          </table:table-cell>
          <table:covered-table-cell table:number-columns-repeated="2"/>
          <table:table-cell/>
          <table:table-cell office:value-type="string" calcext:value-type="string">
            <text:p>Center Vector</text:p>
          </table:table-cell>
          <table:table-cell/>
          <table:table-cell office:value-type="string" calcext:value-type="string">
            <text:p>View Vector</text:p>
          </table:table-cell>
          <table:table-cell/>
          <table:table-cell office:value-type="string" calcext:value-type="string">
            <text:p>Direction Vector</text:p>
          </table:table-cell>
          <table:table-cell/>
          <table:table-cell office:value-type="string" calcext:value-type="string">
            <text:p>Origin Vector</text:p>
          </table:table-cell>
        </table:table-row>
        <table:table-row table:style-name="ro1">
          <table:table-cell office:value-type="string" calcext:value-type="string">
            <text:p>screenRelativePosition = </text:p>
          </table:table-cell>
          <table:table-cell table:formula="of:=[.B1]/[.B2]" office:value-type="float" office:value="0.45" calcext:value-type="float">
            <text:p>0.45</text:p>
          </table:table-cell>
          <table:table-cell table:formula="of:=[.C1]/[.C2]" office:value-type="float" office:value="0.5" calcext:value-type="float">
            <text:p>0.5</text:p>
          </table:table-cell>
          <table:table-cell/>
          <table:table-cell table:formula="of:=COS([.$B$15])" office:value-type="float" office:value="0.999739685428562" calcext:value-type="float">
            <text:p>0.999739685428562</text:p>
          </table:table-cell>
          <table:table-cell office:value-type="float" office:value="0" calcext:value-type="float">
            <text:p>0</text:p>
          </table:table-cell>
          <table:table-cell table:formula="of:=-SIN([.$B$15])" office:value-type="float" office:value="0.0228158142348565" calcext:value-type="float">
            <text:p>0.02281581423485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$E$12]*[.$M$12]+[.$F$12]*[.$M$13]+[.$G$12]*[.$M$14]" office:value-type="float" office:value="0.0228158142348565" calcext:value-type="float">
            <text:p>0.022815814234857</text:p>
          </table:table-cell>
          <table:table-cell/>
          <table:table-cell table:formula="of:=-[.O12]" office:value-type="float" office:value="-0.0228158142348565" calcext:value-type="float">
            <text:p>-0.02281581423485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reenArcLength = </text:p>
          </table:table-cell>
          <table:table-cell table:formula="of:=[.B12]*[.B7]-[.B7]*0.5" office:value-type="float" office:value="-0.177777777777778" calcext:value-type="float">
            <text:p>-0.177777777777778</text:p>
          </table:table-cell>
          <table:table-cell table:formula="of:=[.C12]*[.C7]-[.C7]*0.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COS([.$C$15])" office:value-type="float" office:value="1" calcext:value-type="float">
            <text:p>1</text:p>
          </table:table-cell>
          <table:table-cell table:formula="of:=-SIN([.$C$15])" office:value-type="float" office:value="-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$I$13]*[.$M$12]+[.$J$13]*[.$M$13]+[.$K$13]*[.$M$14]" office:value-type="float" office:value="0" calcext:value-type="float">
            <text:p>0</text:p>
          </table:table-cell>
          <table:table-cell/>
          <table:table-cell table:formula="of:=-[.O13]" office:value-type="float" office:value="-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SIN([.$B$15])" office:value-type="float" office:value="-0.0228158142348565" calcext:value-type="float">
            <text:p>-0.022815814234857</text:p>
          </table:table-cell>
          <table:table-cell office:value-type="float" office:value="0" calcext:value-type="float">
            <text:p>0</text:p>
          </table:table-cell>
          <table:table-cell table:formula="of:=COS([.$B$15])" office:value-type="float" office:value="0.999739685428562" calcext:value-type="float">
            <text:p>0.999739685428562</text:p>
          </table:table-cell>
          <table:table-cell/>
          <table:table-cell office:value-type="float" office:value="0" calcext:value-type="float">
            <text:p>0</text:p>
          </table:table-cell>
          <table:table-cell table:formula="of:=SIN([.$C$15])" office:value-type="float" office:value="0" calcext:value-type="float">
            <text:p>0</text:p>
          </table:table-cell>
          <table:table-cell table:formula="of:=COS([.$C$15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QRT(1-[.O12]*[.O12]-[.O13]*[.O13])" office:value-type="float" office:value="0.999739685428562" calcext:value-type="float">
            <text:p>0.999739685428562</text:p>
          </table:table-cell>
          <table:table-cell/>
          <table:table-cell table:formula="of:=-[.O14]" office:value-type="float" office:value="-0.999739685428562" calcext:value-type="float">
            <text:p>-0.999739685428562</text:p>
          </table:table-cell>
          <table:table-cell/>
          <table:table-cell table:formula="of:=[.B10]" office:value-type="float" office:value="7.79119033980392" calcext:value-type="float">
            <text:p>7.79119033980392</text:p>
          </table:table-cell>
        </table:table-row>
        <table:table-row table:style-name="ro1">
          <table:table-cell office:value-type="string" calcext:value-type="string">
            <text:p>theta =</text:p>
          </table:table-cell>
          <table:table-cell table:formula="of:=[.B13]/[.$B$10]" office:value-type="float" office:value="-0.0228177942039922" calcext:value-type="float">
            <text:p>-0.022817794203992</text:p>
          </table:table-cell>
          <table:table-cell table:formula="of:=[.C13]/[.$B$10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eenVectorLength = </text:p>
          </table:table-cell>
          <table:table-cell table:formula="of:=SQRT([.S2]*[.S2]+[.S3]*[.S3]+[.S4]*[.S4])" office:value-type="float" office:value="7.79119033980392" calcext:value-type="float">
            <text:p>7.79119033980392</text:p>
          </table:table-cell>
          <table:table-cell table:formula="of:=SQRT([.S7]*[.S7]+[.S8]*[.S8]+[.S9]*[.S9])" office:value-type="float" office:value="7.79119033980392" calcext:value-type="float">
            <text:p>7.79119033980392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Direction Length</text:p>
          </table:table-cell>
          <table:table-cell table:formula="of:=SQRT([.O12]*[.O12]+[.O13]*[.O13]+[.O14]*[.O14]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Flat screen coords =</text:p>
          </table:table-cell>
          <table:table-cell table:formula="of:=[.B1]/[.B2]*[.B7]-[.B6]" office:value-type="float" office:value="-0.177777777777778" calcext:value-type="float">
            <text:p>-0.177777777777778</text:p>
          </table:table-cell>
          <table:table-cell table:formula="of:=[.C1]/[.C2]*[.C7]-[.C6]" office:value-type="float" office:value="0" calcext:value-type="float">
            <text:p>0</text:p>
          </table:table-cell>
          <table:table-cell/>
          <table:table-cell office:value-type="string" calcext:value-type="string">
            <text:p>Flat Screen Direction Vector</text:p>
          </table:table-cell>
          <table:table-cell office:value-type="string" calcext:value-type="string">
            <text:p>Flat Screen Normalized</text:p>
          </table:table-cell>
          <table:table-cell table:number-columns-repeated="2"/>
          <table:table-cell office:value-type="string" calcext:value-type="string">
            <text:p>Sphere Positi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/>
        </table:table-row>
        <table:table-row table:style-name="ro1">
          <table:table-cell table:number-columns-repeated="4"/>
          <table:table-cell table:formula="of:=[.B21]-0" office:value-type="float" office:value="-0.177777777777778" calcext:value-type="float">
            <text:p>-0.177777777777778</text:p>
          </table:table-cell>
          <table:table-cell table:formula="of:=[.E22]/[.$E$26]" office:value-type="float" office:value="-0.0228118564604738" calcext:value-type="float">
            <text:p>-0.02281185646047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Q12]*[.Q12]+[.Q13]*[.Q13]+[.Q14]*[.Q14]" office:value-type="float" office:value="1" calcext:value-type="float">
            <text:p>1</text:p>
          </table:table-cell>
          <table:table-cell table:formula="of:=2*([.L26]-[.L27])" office:value-type="float" office:value="-27.575200584002" calcext:value-type="float">
            <text:p>-27.575200584002</text:p>
          </table:table-cell>
          <table:table-cell table:formula="of:=[.M30]-[.I27]*[.I27]" office:value-type="float" office:value="189.196930988701" calcext:value-type="float">
            <text:p>189.196930988701</text:p>
          </table:table-cell>
          <table:table-cell/>
          <table:table-cell table:formula="of:=[.L22]*[.L22]-4*[.K22]*[.M22]" office:value-type="float" office:value="3.60396329313994" calcext:value-type="float">
            <text:p>3.60396329313994</text:p>
          </table:table-cell>
          <table:table-cell/>
          <table:table-cell table:formula="of:=(-[.L22]-SQRT([.O22])) / (2 * [.K22])" office:value-type="float" office:value="12.8383949278753" calcext:value-type="float">
            <text:p>12.8383949278753</text:p>
          </table:table-cell>
          <table:table-cell table:formula="of:=(-[.L22]+SQRT([.O22])) / (2 * [.K22])" office:value-type="float" office:value="14.7368056561267" calcext:value-type="float">
            <text:p>14.7368056561267</text:p>
          </table:table-cell>
          <table:table-cell/>
        </table:table-row>
        <table:table-row table:style-name="ro1">
          <table:table-cell office:value-type="string" calcext:value-type="string">
            <text:p>pi * r =</text:p>
          </table:table-cell>
          <table:table-cell table:formula="of:=PI() * [.$B$10]" office:value-type="float" office:value="24.4767463342478" calcext:value-type="float">
            <text:p>24.4767463342478</text:p>
          </table:table-cell>
          <table:table-cell table:number-columns-repeated="2"/>
          <table:table-cell table:formula="of:=[.C21]-0" office:value-type="float" office:value="0" calcext:value-type="float">
            <text:p>0</text:p>
          </table:table-cell>
          <table:table-cell table:formula="of:=[.E23]/[.$E$26]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table:formula="of:=0-[.$B$10]" office:value-type="float" office:value="-7.79119033980392" calcext:value-type="float">
            <text:p>-7.79119033980392</text:p>
          </table:table-cell>
          <table:table-cell table:formula="of:=[.E24]/[.$E$26]" office:value-type="float" office:value="-0.999739775744082" calcext:value-type="float">
            <text:p>-0.999739775744082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 table:number-columns-repeated="7"/>
          <table:table-cell office:value-type="string" calcext:value-type="string">
            <text:p>HitPoint</text:p>
          </table:table-cell>
          <table:table-cell table:number-columns-repeated="2"/>
        </table:table-row>
        <table:table-row table:style-name="ro1">
          <table:table-cell table:number-columns-repeated="16"/>
          <table:table-cell table:formula="of:=[.$S12]+[.Q$22]*[.$Q12]" office:value-type="float" office:value="-0.292918433748127" calcext:value-type="float">
            <text:p>-0.292918433748127</text:p>
          </table:table-cell>
          <table:table-cell table:formula="of:=[.$S12]+[.R$22]*[.$Q12]" office:value-type="float" office:value="-0.33623222026537" calcext:value-type="float">
            <text:p>-0.33623222026537</text:p>
          </table:table-cell>
          <table:table-cell/>
        </table:table-row>
        <table:table-row table:style-name="ro1">
          <table:table-cell table:number-columns-repeated="4"/>
          <table:table-cell table:formula="of:=SQRT([.E22]*[.E22]+[.E23]*[.E23]+[.E24]*[.E24])" office:value-type="float" office:value="7.79321832424356" calcext:value-type="float">
            <text:p>7.79321832424356</text:p>
          </table:table-cell>
          <table:table-cell table:number-columns-repeated="3"/>
          <table:table-cell office:value-type="string" calcext:value-type="string">
            <text:p>Sphere Radius</text:p>
          </table:table-cell>
          <table:table-cell table:number-columns-repeated="2"/>
          <table:table-cell table:formula="of:=[.Q12]*[.S12]+[.Q13]*[.S13]+[.Q14]*[.S14]" office:value-type="float" office:value="-7.78916217942962" calcext:value-type="float">
            <text:p>-7.78916217942962</text:p>
          </table:table-cell>
          <table:table-cell table:formula="of:=[.S12]-[.I22]" office:value-type="float" office:value="0" calcext:value-type="float">
            <text:p>0</text:p>
          </table:table-cell>
          <table:table-cell table:number-columns-repeated="3"/>
          <table:table-cell table:formula="of:=[.$S13]+[.Q$22]*[.$Q13]" office:value-type="float" office:value="0" calcext:value-type="float">
            <text:p>0</text:p>
          </table:table-cell>
          <table:table-cell table:formula="of:=[.$S13]+[.R$22]*[.$Q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formula="of:=[.Q12]*[.I22]+[.Q13]*[.I23]+[.Q14]*[.I24]" office:value-type="float" office:value="5.99843811257137" calcext:value-type="float">
            <text:p>5.99843811257137</text:p>
          </table:table-cell>
          <table:table-cell table:formula="of:=[.S13]-[.I23]" office:value-type="float" office:value="0" calcext:value-type="float">
            <text:p>0</text:p>
          </table:table-cell>
          <table:table-cell table:number-columns-repeated="3"/>
          <table:table-cell table:formula="of:=[.$S14]+[.Q$22]*[.$Q14]" office:value-type="float" office:value="-5.04386256679779" calcext:value-type="float">
            <text:p>-5.04386256679779</text:p>
          </table:table-cell>
          <table:table-cell table:formula="of:=[.$S14]+[.R$22]*[.$Q14]" office:value-type="float" office:value="-6.94177911107403" calcext:value-type="float">
            <text:p>-6.94177911107403</text:p>
          </table:table-cell>
          <table:table-cell/>
        </table:table-row>
        <table:table-row table:style-name="ro1">
          <table:table-cell table:number-columns-repeated="12"/>
          <table:table-cell table:formula="of:=[.S14]-[.I24]" office:value-type="float" office:value="13.7911903398039" calcext:value-type="float">
            <text:p>13.7911903398039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6]*[.M26]+[.M27]*[.M27]+[.M28]*[.M28]" office:value-type="float" office:value="190.196930988701" calcext:value-type="float">
            <text:p>190.196930988701</text:p>
          </table:table-cell>
          <table:table-cell table:number-columns-repeated="3"/>
          <table:table-cell table:formula="of:=[.Q25]-[.$I22]" office:value-type="float" office:value="-0.292918433748127" calcext:value-type="float">
            <text:p>-0.292918433748127</text:p>
          </table:table-cell>
          <table:table-cell table:formula="of:=[.R25]-[.$I22]" office:value-type="float" office:value="-0.33623222026537" calcext:value-type="float">
            <text:p>-0.33623222026537</text:p>
          </table:table-cell>
          <table:table-cell/>
        </table:table-row>
        <table:table-row table:style-name="ro1">
          <table:table-cell table:number-columns-repeated="16"/>
          <table:table-cell table:formula="of:=[.Q26]-[.$I23]" office:value-type="float" office:value="0" calcext:value-type="float">
            <text:p>0</text:p>
          </table:table-cell>
          <table:table-cell table:formula="of:=[.R26]-[.$I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6"/>
          <table:table-cell table:formula="of:=[.Q27]-[.$I24]" office:value-type="float" office:value="0.956137433202214" calcext:value-type="float">
            <text:p>0.956137433202214</text:p>
          </table:table-cell>
          <table:table-cell table:formula="of:=[.R27]-[.$I24]" office:value-type="float" office:value="-0.94177911107403" calcext:value-type="float">
            <text:p>-0.94177911107403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6"/>
          <table:table-cell table:formula="of:=SQRT([.Q30]*[.Q30]+[.Q31]*[.Q31]+[.Q32]*[.Q32])" office:value-type="float" office:value="0.999999999999987" calcext:value-type="float">
            <text:p>0.999999999999987</text:p>
          </table:table-cell>
          <table:table-cell table:formula="of:=SQRT([.R30]*[.R30]+[.R31]*[.R31]+[.R32]*[.R32])" office:value-type="float" office:value="0.999999999999985" calcext:value-type="float">
            <text:p>0.999999999999985</text:p>
          </table:table-cell>
          <table:table-cell/>
        </table:table-row>
        <table:table-row table:style-name="ro1">
          <table:table-cell table:number-columns-repeated="16"/>
          <table:table-cell office:value-type="string" calcext:value-type="string">
            <text:p>Normalized Normal</text:p>
          </table:table-cell>
          <table:table-cell table:number-columns-repeated="2"/>
        </table:table-row>
        <table:table-row table:style-name="ro1">
          <table:table-cell table:number-columns-repeated="16"/>
          <table:table-cell table:formula="of:=[.Q30]/[.Q$34]" office:value-type="float" office:value="-0.292918433748131" calcext:value-type="float">
            <text:p>-0.292918433748131</text:p>
          </table:table-cell>
          <table:table-cell table:formula="of:=[.R30]/[.R$34]" office:value-type="float" office:value="-0.336232220265375" calcext:value-type="float">
            <text:p>-0.336232220265375</text:p>
          </table:table-cell>
          <table:table-cell/>
        </table:table-row>
        <table:table-row table:style-name="ro1">
          <table:table-cell table:number-columns-repeated="16"/>
          <table:table-cell table:formula="of:=[.Q31]/[.Q$34]" office:value-type="float" office:value="0" calcext:value-type="float">
            <text:p>0</text:p>
          </table:table-cell>
          <table:table-cell table:formula="of:=[.R31]/[.R$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6"/>
          <table:table-cell table:formula="of:=[.Q32]/[.Q$34]" office:value-type="float" office:value="0.956137433202226" calcext:value-type="float">
            <text:p>0.956137433202226</text:p>
          </table:table-cell>
          <table:table-cell table:formula="of:=[.R32]/[.R$34]" office:value-type="float" office:value="-0.941779111074044" calcext:value-type="float">
            <text:p>-0.94177911107404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 style:data-style-name="N2" text:time-value="12:36:09.9787183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0T10:36:25.146610936</meta:creation-date>
    <dc:date>2021-03-21T15:08:01.136494795</dc:date>
    <meta:editing-duration>PT3H19M57S</meta:editing-duration>
    <meta:editing-cycles>6</meta:editing-cycles>
    <meta:generator>LibreOffice/6.4.6.2$Linux_X86_64 LibreOffice_project/40$Build-2</meta:generator>
    <meta:document-statistic meta:table-count="2" meta:cell-count="242" meta:object-count="0"/>
  </office:meta>
</office:document-meta>
</file>